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2" style:parent-style-name="Paragraphedeliste" style:family="paragraph"/>
    <style:style style:name="P3" style:parent-style-name="Paragraphedeliste" style:family="paragraph"/>
  </office:automatic-styles>
  <office:body>
    <office:text text:use-soft-page-breaks="true">
      <text:h text:style-name="P1" text:outline-level="1">Notice d’utilisation du détecteur d’obstacle</text:h>
      <text:p text:style-name="Normal"/>
      <text:p text:style-name="Normal"/>
      <text:p text:style-name="Normal">Une fois le détecteur placé autour du coup, le bouton jaune en dessous à droite du boitier sert à l’activer. A côté se trouve un potentiomètre permettant de régler la distance entre 80<text:s/>centimètres et 1 mètre 60. Le bouton blanc en dessous à droite du boitier sert à activer le buzzer qui est synchronisé au moteur vibrant.</text:p>
      <text:p text:style-name="Normal"><text:s/></text:p>
      <text:h text:style-name="Titre2" text:outline-level="2">Utilisation simplifiée</text:h>
      <text:p text:style-name="Normal"/>
      <text:p text:style-name="Normal">Dans ce cas, il n’est pas nécessaire de configurer quoi que ce soit. Le produit est autonome<text:s/>et détectera ce qui se trouve sur sa trajectoire.</text:p>
      <text:p text:style-name="Normal">La détection se traduit par la vibration d’un petit moteur vibrant situé dans le cou avec des durées de vibration plus longues à mesure qu’on se rapproche d’un obstacle.</text:p>
      <text:p text:style-name="Normal"/>
      <text:h text:style-name="Titre2" text:outline-level="2">Utilisation évoluée</text:h>
      <text:p text:style-name="Normal"/>
      <text:list text:style-name="LFO1" text:continue-numbering="true">
        <text:list-item>
          <text:p text:style-name="P2">Pour ce fonctionnement, il est nécessaire d’insérer dans le programme du microcontrôleur du boitier les paramètres de connexion Wifi du téléphone de l’utilisateur ainsi que basculer ce téléphone en mode « point d’accès mobile ».</text:p>
        </text:list-item>
        <text:list-item>
          <text:p text:style-name="P3">Le serveur qui<text:s/>accueille<text:s/>la base de données est une carte « Raspberry pi3 » qui aura été installé et configurer en Wifi sur la box de l’utilisateur et allumé en permanence.</text:p>
        </text:list-item>
      </text:list>
      <text:p text:style-name="Normal">A<text:s/>ce moment-là, il y a 2 zones de détections ; une comprise entre<text:s/>10<text:s/>cm et<text:s/>80 cm avec le même principe de fonctionnement du<text:s/>mode simplifié, et la zone entre 0 et 10 cm qui déclenchera l’envoi de la distance exacte et la date et heure vers la base de donnée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 Nuzzo</meta:initial-creator>
    <dc:creator>Marcel Nuzzo</dc:creator>
    <meta:creation-date>2021-06-22T10:11:00Z</meta:creation-date>
    <dc:date>2021-06-22T10:11:00Z</dc:date>
    <meta:template xlink:href="Normal.dotm" xlink:type="simple"/>
    <meta:editing-cycles>2</meta:editing-cycles>
    <meta:editing-duration>PT120S</meta:editing-duration>
    <meta:document-statistic meta:page-count="1" meta:paragraph-count="2" meta:word-count="214" meta:character-count="1391" meta:row-count="9" meta:non-whitespace-character-count="1179"/>
  </office:meta>
</office:document-meta>
</file>